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66ff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Modern" style:font-family-generic="modern" style:font-pitch="variable"/>
    </style:style>
    <style:style style:name="P3" style:family="paragraph">
      <style:paragraph-properties fo:text-align="start"/>
      <style:text-properties fo:font-family="Modern" style:font-family-generic="modern" style:font-pitch="variable"/>
    </style:style>
    <style:style style:name="P4" style:family="paragraph">
      <style:paragraph-properties fo:text-align="center"/>
      <style:text-properties fo:font-family="'Arial Black'" style:font-family-generic="swiss" style:font-pitch="variable" fo:font-size="26pt" style:font-size-asian="26pt" style:font-size-complex="26pt"/>
    </style:style>
    <style:style style:name="T1" style:family="text">
      <style:text-properties fo:font-family="Modern" style:font-family-generic="modern" style:font-pitch="variable" fo:font-weight="bold" style:font-weight-asian="bold" style:font-weight-complex="bold"/>
    </style:style>
    <style:style style:name="T2" style:family="text">
      <style:text-properties fo:font-family="Modern" style:font-family-generic="modern" style:font-pitch="variable"/>
    </style:style>
    <style:style style:name="T3" style:family="text">
      <style:text-properties fo:font-family="Modern" style:font-family-generic="modern" style:font-pitch="variable" fo:font-weight="bold" style:font-weight-asian="bold" style:font-weight-complex="bold"/>
    </style:style>
    <style:style style:name="T4" style:family="text">
      <style:text-properties fo:font-family="Modern" style:font-family-generic="modern" style:font-pitch="variable" fo:font-weight="normal" style:font-weight-asian="normal" style:font-weight-complex="normal"/>
    </style:style>
    <style:style style:name="T5" style:family="text">
      <style:text-properties fo:font-family="'Arial Black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64cm" svg:height="6.202cm" draw:transform="skewX (5.70334927920934E-017) rotate (0.835314580004328) translate (0.769cm 7.103cm)">
          <text:p/>
          <draw:enhanced-geometry svg:viewBox="0 0 21600 21600" draw:glue-points="?f0 0 ?f1 10800 0 21600 10800 21600 21600 21600 ?f7 10800" draw:text-areas="?f1 10800 ?f2 18000 ?f3 7200 ?f4 21600" draw:type="isosceles-triangle" draw:modifiers="6383.767093074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1" draw:layer="layout" svg:width="0.9cm" svg:height="0.9cm" svg:x="1.477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0.1cm" svg:y="6.6cm">
            <draw:text-box>
              <text:p text:style-name="P1">(a,b)</text:p>
            </draw:text-box>
          </draw:frame>
        </draw:g>
        <draw:g>
          <draw:custom-shape draw:style-name="gr2" draw:text-style-name="P1" draw:layer="layout" svg:width="0.9cm" svg:height="0.9cm" svg:x="8.377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7cm" svg:y="8cm">
            <draw:text-box>
              <text:p text:style-name="P1">(c,d)</text:p>
            </draw:text-box>
          </draw:frame>
        </draw:g>
        <draw:g>
          <draw:custom-shape draw:style-name="gr2" draw:text-style-name="P1" draw:layer="layout" svg:width="0.9cm" svg:height="0.9cm" svg:x="4.97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3.6cm" svg:y="11.8cm">
            <draw:text-box>
              <text:p text:style-name="P1">(e,f)</text:p>
            </draw:text-box>
          </draw:frame>
        </draw:g>
        <draw:rect draw:style-name="gr4" draw:text-style-name="P2" draw:layer="layout" svg:width="9.5cm" svg:height="1.9cm" svg:x="10cm" svg:y="5.8cm">
          <text:p text:style-name="P2"><text:span text:style-name="T1">d="M</text:span><text:span text:style-name="T2"> a,b c,d e,f <text:s/></text:span><text:span text:style-name="T1">z"</text:span></text:p>
        </draw:rect>
        <draw:custom-shape draw:style-name="gr1" draw:text-style-name="P1" draw:layer="layout" svg:width="5.264cm" svg:height="6.202cm" draw:transform="skewX (5.70334927920934E-017) rotate (0.835314580004328) translate (0.569cm 14.539cm)">
          <text:p/>
          <draw:enhanced-geometry svg:viewBox="0 0 21600 21600" draw:glue-points="?f0 0 ?f1 10800 0 21600 10800 21600 21600 21600 ?f7 10800" draw:text-areas="?f1 10800 ?f2 18000 ?f3 7200 ?f4 21600" draw:type="isosceles-triangle" draw:modifiers="6383.767093074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1" draw:layer="layout" svg:width="0.9cm" svg:height="0.9cm" svg:x="1.177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-0.2cm" svg:y="14cm">
            <draw:text-box>
              <text:p text:style-name="P1">(a,b)</text:p>
            </draw:text-box>
          </draw:frame>
        </draw:g>
        <draw:g>
          <draw:custom-shape draw:style-name="gr2" draw:text-style-name="P1" draw:layer="layout" svg:width="0.9cm" svg:height="0.9cm" svg:x="8.077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6.7cm" svg:y="15.4cm">
            <draw:text-box>
              <text:p text:style-name="P1">(c,d)</text:p>
            </draw:text-box>
          </draw:frame>
        </draw:g>
        <draw:g>
          <draw:custom-shape draw:style-name="gr2" draw:text-style-name="P1" draw:layer="layout" svg:width="0.9cm" svg:height="0.9cm" svg:x="4.677cm" svg:y="1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3.3cm" svg:y="19.2cm">
            <draw:text-box>
              <text:p text:style-name="P1">(e,f)</text:p>
            </draw:text-box>
          </draw:frame>
        </draw:g>
        <draw:rect draw:style-name="gr4" draw:text-style-name="P2" draw:layer="layout" svg:width="9.5cm" svg:height="1.9cm" svg:x="9.801cm" svg:y="15.8cm">
          <text:p text:style-name="P2"><text:span text:style-name="T1">d="M</text:span><text:span text:style-name="T2"> a b </text:span><text:span text:style-name="T1">L</text:span><text:span text:style-name="T2"> c d </text:span><text:span text:style-name="T1">L</text:span><text:span text:style-name="T2"> e f </text:span><text:span text:style-name="T1">L</text:span><text:span text:style-name="T2"> a b </text:span><text:span text:style-name="T1">z</text:span></text:p>
          <text:p text:style-name="P2"><text:span text:style-name="T1">M</text:span><text:span text:style-name="T2"> g h </text:span><text:span text:style-name="T1">L</text:span><text:span text:style-name="T2"> i j </text:span><text:span text:style-name="T1">L</text:span><text:span text:style-name="T2"> k l </text:span><text:span text:style-name="T1">L</text:span><text:span text:style-name="T2"> g h </text:span><text:span text:style-name="T1">z"</text:span></text:p>
        </draw:rect>
        <draw:custom-shape draw:style-name="gr5" draw:text-style-name="P1" draw:layer="layout" svg:width="1.5cm" svg:height="1.1cm" svg:x="4.699cm" svg:y="15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2" draw:text-style-name="P1" draw:layer="layout" svg:width="0.9cm" svg:height="0.9cm" svg:x="4.27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2.899cm" svg:y="16.8cm">
            <draw:text-box>
              <text:p text:style-name="P1">(i,j)</text:p>
            </draw:text-box>
          </draw:frame>
        </draw:g>
        <draw:g>
          <draw:custom-shape draw:style-name="gr2" draw:text-style-name="P1" draw:layer="layout" svg:width="0.9cm" svg:height="0.9cm" svg:x="5.67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4.299cm" svg:y="16.8cm">
            <draw:text-box>
              <text:p text:style-name="P1">(k,l)</text:p>
            </draw:text-box>
          </draw:frame>
        </draw:g>
        <draw:g>
          <draw:custom-shape draw:style-name="gr2" draw:text-style-name="P1" draw:layer="layout" svg:width="0.9cm" svg:height="0.9cm" svg:x="4.476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2.999cm" svg:y="13.9cm">
            <draw:text-box>
              <text:p text:style-name="P1">(g,h)</text:p>
            </draw:text-box>
          </draw:frame>
        </draw:g>
        <draw:custom-shape draw:style-name="gr1" draw:text-style-name="P1" draw:layer="layout" svg:width="7.564cm" svg:height="7.683cm" draw:transform="rotate (0.835314580004328) translate (-0.429cm 22.445cm)">
          <text:p/>
          <draw:enhanced-geometry svg:viewBox="0 0 21600 21600" draw:glue-points="?f0 0 ?f1 10800 0 21600 10800 21600 21600 21600 ?f7 10800" draw:text-areas="?f1 10800 ?f2 18000 ?f3 7200 ?f4 21600" draw:type="isosceles-triangle" draw:modifiers="8196.9230769230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1" draw:layer="layout" svg:width="0.9cm" svg:height="0.9cm" svg:x="1.277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-0.1cm" svg:y="21.1cm">
            <draw:text-box>
              <text:p text:style-name="P1">(a,b)</text:p>
            </draw:text-box>
          </draw:frame>
        </draw:g>
        <draw:g>
          <draw:custom-shape draw:style-name="gr2" draw:text-style-name="P1" draw:layer="layout" svg:width="0.9cm" svg:height="0.9cm" svg:x="9.777cm" svg:y="2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8.4cm" svg:y="22.7cm">
            <draw:text-box>
              <text:p text:style-name="P1">(c,d)</text:p>
            </draw:text-box>
          </draw:frame>
        </draw:g>
        <draw:g>
          <draw:custom-shape draw:style-name="gr2" draw:text-style-name="P1" draw:layer="layout" svg:width="0.9cm" svg:height="0.9cm" svg:x="4.778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3.401cm" svg:y="28.1cm">
            <draw:text-box>
              <text:p text:style-name="P1">(e,f)</text:p>
            </draw:text-box>
          </draw:frame>
        </draw:g>
        <draw:custom-shape draw:style-name="gr5" draw:text-style-name="P1" draw:layer="layout" svg:width="1.5cm" svg:height="1.1cm" svg:x="4.3cm" svg:y="23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2" draw:text-style-name="P1" draw:layer="layout" svg:width="0.9cm" svg:height="0.9cm" svg:x="3.87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2.5cm" svg:y="25.4cm">
            <draw:text-box>
              <text:p text:style-name="P1">(i,j)</text:p>
            </draw:text-box>
          </draw:frame>
        </draw:g>
        <draw:g>
          <draw:custom-shape draw:style-name="gr2" draw:text-style-name="P1" draw:layer="layout" svg:width="0.9cm" svg:height="0.9cm" svg:x="5.27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3.9cm" svg:y="25.4cm">
            <draw:text-box>
              <text:p text:style-name="P1">(k,l)</text:p>
            </draw:text-box>
          </draw:frame>
        </draw:g>
        <draw:g>
          <draw:custom-shape draw:style-name="gr2" draw:text-style-name="P1" draw:layer="layout" svg:width="0.9cm" svg:height="0.9cm" svg:x="4.077cm" svg:y="2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2.6cm" svg:y="22.5cm">
            <draw:text-box>
              <text:p text:style-name="P1">(g,h)</text:p>
            </draw:text-box>
          </draw:frame>
        </draw:g>
        <draw:rect draw:style-name="gr4" draw:text-style-name="P2" draw:layer="layout" svg:width="9.5cm" svg:height="2.4cm" svg:x="9.8cm" svg:y="24.3cm">
          <text:p text:style-name="P2"><text:span text:style-name="T1">d="M</text:span><text:span text:style-name="T2"> a b </text:span><text:span text:style-name="T1">L</text:span><text:span text:style-name="T2"> c d </text:span><text:span text:style-name="T1">L</text:span><text:span text:style-name="T2"> e f </text:span><text:span text:style-name="T1">L</text:span><text:span text:style-name="T2"> a b </text:span><text:span text:style-name="T1">z</text:span></text:p>
          <text:p text:style-name="P2"><text:span text:style-name="T1">M</text:span><text:span text:style-name="T2"> g h </text:span><text:span text:style-name="T1">L</text:span><text:span text:style-name="T2"> i j </text:span><text:span text:style-name="T1">L</text:span><text:span text:style-name="T2"> k l </text:span><text:span text:style-name="T1">L</text:span><text:span text:style-name="T2"> g h </text:span><text:span text:style-name="T1">z</text:span></text:p>
          <text:p text:style-name="P3"><text:span text:style-name="T3">M </text:span><text:span text:style-name="T4">m n</text:span><text:span text:style-name="T3"> L </text:span><text:span text:style-name="T4">o p</text:span><text:span text:style-name="T3"> L </text:span><text:span text:style-name="T4">q r </text:span><text:span text:style-name="T3">L </text:span><text:span text:style-name="T4">m n</text:span><text:span text:style-name="T3"> z"</text:span></text:p>
        </draw:rect>
        <draw:custom-shape draw:style-name="gr5" draw:text-style-name="P1" draw:layer="layout" svg:width="1.5cm" svg:height="1.1cm" svg:x="6.839cm" svg:y="22.16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2" draw:text-style-name="P1" draw:layer="layout" svg:width="0.9cm" svg:height="0.9cm" svg:x="6.416cm" svg:y="22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5.039cm" svg:y="23.863cm">
            <draw:text-box>
              <text:p text:style-name="P1">(o,p)</text:p>
            </draw:text-box>
          </draw:frame>
        </draw:g>
        <draw:g>
          <draw:custom-shape draw:style-name="gr2" draw:text-style-name="P1" draw:layer="layout" svg:width="0.9cm" svg:height="0.9cm" svg:x="7.816cm" svg:y="22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6.439cm" svg:y="23.863cm">
            <draw:text-box>
              <text:p text:style-name="P1">(q,r)</text:p>
            </draw:text-box>
          </draw:frame>
        </draw:g>
        <draw:g>
          <draw:custom-shape draw:style-name="gr2" draw:text-style-name="P1" draw:layer="layout" svg:width="0.9cm" svg:height="0.9cm" svg:x="6.616cm" svg:y="21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7cm" svg:height="1.4cm" svg:x="5.139cm" svg:y="20.963cm">
            <draw:text-box>
              <text:p text:style-name="P1">(m,n)</text:p>
            </draw:text-box>
          </draw:frame>
        </draw:g>
        <draw:rect draw:style-name="gr6" draw:text-style-name="P4" draw:layer="layout" svg:width="13.2cm" svg:height="3.2cm" svg:x="4.3cm" svg:y="0.7cm">
          <text:p text:style-name="P1"><text:span text:style-name="T5">Referensi Pribadi SV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t Han Nuraddin</meta:initial-creator>
    <meta:creation-date>2015-08-30T07:12:32.55</meta:creation-date>
    <dc:date>2015-08-30T07:43:39.79</dc:date>
    <dc:creator>Fat Han Nuraddin</dc:creator>
    <meta:editing-duration>PT15M54S</meta:editing-duration>
    <meta:editing-cycles>6</meta:editing-cycles>
    <meta:generator>OpenOffice/4.1.1$Win32 OpenOffice.org_project/411m6$Build-9775</meta:generator>
    <meta:document-statistic meta:object-count="64"/>
  </office:meta>
</office:document-meta>
</file>